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256cm" svg:height="18.869cm" svg:x="8.773cm" svg:y="0.839cm">
            <draw:object draw:notify-on-update-of-ranges="Sheet1.B9:Sheet1.B11 Sheet1.C9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-100" calcext:value-type="float">
            <text:p>-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-100" calcext:value-type="float">
            <text:p>-10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adian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theta1</text:p>
          </table:table-cell>
          <table:table-cell table:formula="of:=RADIANS([.C6])*-1" office:value-type="float" office:value="0.574078933553731" calcext:value-type="float">
            <text:p>0.5740789336</text:p>
          </table:table-cell>
          <table:table-cell office:value-type="float" office:value="-32.8923" calcext:value-type="float">
            <text:p>-32.8923</text:p>
          </table:table-cell>
        </table:table-row>
        <table:table-row table:style-name="ro1">
          <table:table-cell office:value-type="string" calcext:value-type="string">
            <text:p>theta2</text:p>
          </table:table-cell>
          <table:table-cell table:formula="of:=RADIANS([.C7])*-1" office:value-type="float" office:value="-1.14815786710746" calcext:value-type="float">
            <text:p>-1.1481578671</text:p>
          </table:table-cell>
          <table:table-cell office:value-type="float" office:value="65.7846" calcext:value-type="float">
            <text:p>65.784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WAIS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_1</text:p>
          </table:table-cell>
          <table:table-cell table:formula="of:=[.B2]*SIN([.B6])" office:value-type="float" office:value="-54.3061608236457" calcext:value-type="float">
            <text:p>-54.3061608236</text:p>
          </table:table-cell>
          <table:table-cell table:formula="of:=[.B2]*COS([.B6])" office:value-type="float" office:value="-83.969285435785" calcext:value-type="float">
            <text:p>-83.9692854358</text:p>
          </table:table-cell>
        </table:table-row>
        <table:table-row table:style-name="ro1">
          <table:table-cell office:value-type="string" calcext:value-type="string">
            <text:p>LINK_2</text:p>
          </table:table-cell>
          <table:table-cell table:formula="of:=[.B10]+[.B3]*SIN([.B6]+[.B7])" office:value-type="float" office:value="0" calcext:value-type="float">
            <text:p>0</text:p>
          </table:table-cell>
          <table:table-cell table:formula="of:=[.C10]+[.B3]*COS([.B6]+[.B7])" office:value-type="float" office:value="-167.93857087157" calcext:value-type="float">
            <text:p>-167.9385708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00/00/00</text:date>, <text:time style:data-style-name="N2" text:time-value="17:02:43.46579766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5:39:36.284858499</meta:creation-date>
    <dc:date>2016-03-31T17:04:45.260635964</dc:date>
    <meta:editing-duration>PT37S</meta:editing-duration>
    <meta:editing-cycles>2</meta:editing-cycles>
    <meta:generator>LibreOffice/4.2.8.2$Linux_X86_64 LibreOffice_project/42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00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cm" svg:stroke-color="#c5000b" draw:fill-color="#c5000b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57cm" svg:height="18.87cm" xlink:href=".." xlink:type="simple" chart:class="chart:scatter" chart:style-name="ch1">
        <chart:legend chart:legend-position="end" svg:x="19.128cm" svg:y="9.127cm" style:legend-expansion="high" chart:style-name="ch2"/>
        <chart:plot-area chart:style-name="ch3" table:cell-range-address="Sheet1.B9:Sheet1.C11" svg:x="0.425cm" svg:y="0.377cm" svg:width="18.278cm" svg:height="18.116cm">
          <chartooo:coordinate-region svg:x="0.794cm" svg:y="0.585cm" svg:width="17.597cm" svg:height="1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:Sheet1.C11" chart:class="chart:scatter">
            <chart:domain table:cell-range-address="Sheet1.B9:Sheet1.B1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9:Sheet1.B11</svg:desc>
                </draw:g>
              </table:table-cell>
              <table:table-cell office:value-type="float" office:value="0">
                <text:p>0</text:p>
                <draw:g>
                  <svg:desc>Sheet1.C9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4.3061608236457">
                <text:p>-54.3061608236457</text:p>
              </table:table-cell>
              <table:table-cell office:value-type="float" office:value="-83.969285435785">
                <text:p>-83.969285435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67.93857087157">
                <text:p>-167.93857087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